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099cm"/>
    </style:style>
    <style:style style:name="ro1" style:family="table-row">
      <style:table-row-properties style:row-height="5.554cm" fo:break-before="auto" style:use-optimal-row-height="false"/>
    </style:style>
    <style:style style:name="ro2" style:family="table-row">
      <style:table-row-properties style:row-height="2.579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Compañía A</text:p>
          </table:table-cell>
          <table:table-cell office:value-type="string">
            <text:p>Póliza 1</text:p>
          </table:table-cell>
          <table:table-cell office:value-type="string">
            <text:p>- Parabrisas y luneta hasta ARS 6.000</text:p>
            <text:p>- Cristales laterales hasta ARS 3.000</text:p>
            <text:p>- Granizo hasta ARS 15.000 (excluido Córdoba, San Juan, San Luis y Mendoza)</text:p>
            <text:p>- Cerraduras hasta ARS 3.000</text:p>
          </table:table-cell>
        </table:table-row>
        <table:table-row table:style-name="ro2">
          <table:table-cell office:value-type="string">
            <text:p>Compañía A</text:p>
          </table:table-cell>
          <table:table-cell office:value-type="string">
            <text:p>Póliza 2</text:p>
          </table:table-cell>
          <table:table-cell office:value-type="string">
            <text:p>- Reposición de cubierta y llanta en caso de robo: no se aplica depreciación</text:p>
            <text:p>- Beneficio adicional por muerte o invalidez por accidente del conductor/grupo familiar: ARS 30.000</text:p>
          </table:table-cell>
        </table:table-row>
        <table:table-row table:style-name="ro3">
          <table:table-cell office:value-type="string">
            <text:p>Compañía B</text:p>
          </table:table-cell>
          <table:table-cell office:value-type="string">
            <text:p>Póliza 1</text:p>
          </table:table-cell>
          <table:table-cell office:value-type="string">
            <text:p>- Criterio del 80% en caso de destrucción total</text:p>
            <text:p>- Remolque de vehículos hasta 5 años por avería: 300 kms lineales. Límite anual: 12 servicios; límite semestral: 6 servicios; límite mensual: 1 servicio</text:p>
            <text:p/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27/05/2020</text:date>, <text:time>23:41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zoma </meta:initial-creator>
    <meta:creation-date>2020-05-27T23:37:04.91</meta:creation-date>
    <dc:date>2020-05-27T23:41:29.99</dc:date>
    <dc:creator>Rizoma </dc:creator>
    <meta:editing-duration>PT4M29S</meta:editing-duration>
    <meta:editing-cycles>1</meta:editing-cycles>
    <meta:document-statistic meta:table-count="3" meta:cell-count="9" meta:object-count="0"/>
    <meta:generator>OpenOffice/4.1.7$Win32 OpenOffice.org_project/417m1$Build-9800</meta:generator>
  </office:meta>
</office:document-meta>
</file>